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jpeg" manifest:full-path="Pictures/100000000000010D00000190971D9B1B.jp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jpeg" manifest:full-path="Pictures/100000000000011B000000D5A00FB2CE.jp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2mm" style:rel-column-width="4841*"/>
    </style:style>
    <style:style style:name="Table1.B" style:family="table-column">
      <style:table-column-properties style:column-width="148.17mm" style:rel-column-width="60694*"/>
    </style:style>
    <style:style style:name="Table1.A1" style:family="table-cell">
      <style:table-cell-properties fo:padding="0.97mm" fo:border="none"/>
    </style:style>
    <style:style style:name="Table1.B1" style:family="table-cell">
      <style:table-cell-properties fo:padding="0.97mm" fo:border="0.02mm solid #000000"/>
    </style:style>
    <style:style style:name="Table2" style:family="table">
      <style:table-properties style:width="106.24mm" table:align="center"/>
    </style:style>
    <style:style style:name="Table2.A" style:family="table-column">
      <style:table-column-properties style:column-width="36.55mm"/>
    </style:style>
    <style:style style:name="Table2.B" style:family="table-column">
      <style:table-column-properties style:column-width="69.69mm"/>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55.79mm" fo:margin-top="4.99mm" fo:margin-bottom="4.99mm" table:align="center"/>
    </style:style>
    <style:style style:name="Table3.A" style:family="table-column">
      <style:table-column-properties style:column-width="20.96mm"/>
    </style:style>
    <style:style style:name="Table3.B" style:family="table-column">
      <style:table-column-properties style:column-width="34.84mm"/>
    </style:style>
    <style:style style:name="Table3.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3.B1" style:family="table-cell">
      <style:table-cell-properties fo:padding="0.97mm" fo:border="0.02mm solid #999999"/>
    </style:style>
    <style:style style:name="Table3.A2" style:family="table-cell">
      <style:table-cell-properties fo:background-color="#000000" fo:padding="0.97mm" fo:border-left="0.02mm solid #999999" fo:border-right="none" fo:border-top="none" fo:border-bottom="0.02mm solid #999999">
        <style:background-image/>
      </style:table-cell-properties>
    </style:style>
    <style:style style:name="Table3.B2" style:family="table-cell">
      <style:table-cell-properties fo:padding="0.97mm" fo:border-left="0.02mm solid #999999" fo:border-right="0.02mm solid #999999" fo:border-top="none" fo:border-bottom="0.02mm solid #999999"/>
    </style:style>
    <style:style style:name="Table4" style:family="table">
      <style:table-properties style:width="89.34mm" fo:margin-left="32.7mm" fo:margin-top="4.99mm" fo:margin-bottom="4.99mm" table:align="left"/>
    </style:style>
    <style:style style:name="Table4.A" style:family="table-column">
      <style:table-column-properties style:column-width="34.63mm"/>
    </style:style>
    <style:style style:name="Table4.B" style:family="table-column">
      <style:table-column-properties style:column-width="27.34mm"/>
    </style:style>
    <style:style style:name="Table4.C" style:family="table-column">
      <style:table-column-properties style:column-width="27.38mm"/>
    </style:style>
    <style:style style:name="Table4.A1" style:family="table-cell">
      <style:table-cell-properties fo:padding="0.97mm" fo:border-left="0.02mm solid #000000" fo:border-right="none" fo:border-top="0.02mm solid #000000" fo:border-bottom="0.02mm solid #000000"/>
    </style:style>
    <style:style style:name="Table4.C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language="en" fo:country="GB"/>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Darktable_20_caption">
      <style:paragraph-properties text:number-lines="false" text:line-number="0"/>
    </style:style>
    <style:style style:name="P6" style:family="paragraph" style:parent-style-name="Standard">
      <style:text-properties fo:font-size="11pt"/>
    </style:style>
    <style:style style:name="P7" style:family="paragraph" style:parent-style-name="Table_20_Contents">
      <style:text-properties fo:font-size="11pt"/>
    </style:style>
    <style:style style:name="P8" style:family="paragraph" style:parent-style-name="Table_20_Contents">
      <style:paragraph-properties fo:text-align="center" style:justify-single-word="false"/>
      <style:text-properties fo:font-size="11pt"/>
    </style:style>
    <style:style style:name="P9" style:family="paragraph" style:parent-style-name="Darktable_20_chapter_20_number">
      <style:paragraph-properties fo:break-before="page"/>
    </style:style>
    <style:style style:name="P10" style:family="paragraph" style:parent-style-name="Darktable_20_text" style:list-style-name="L1"/>
    <style:style style:name="P11" style:family="paragraph" style:parent-style-name="Darktable_20_text" style:list-style-name="L2"/>
    <style:style style:name="P12" style:family="paragraph" style:parent-style-name="Darktable_20_text" style:list-style-name="L3"/>
    <style:style style:name="P13" style:family="paragraph" style:parent-style-name="Darktable_20_text" style:list-style-name="L4"/>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normal" style:font-style-asian="normal" style:font-style-complex="normal"/>
    </style:style>
    <style:style style:name="T6" style:family="text">
      <style:text-properties style:use-window-font-color="true" fo:font-style="italic" fo:font-weight="bold"/>
    </style:style>
    <style:style style:name="T7" style:family="text">
      <style:text-properties fo:font-size="11pt"/>
    </style:style>
    <style:style style:name="T8" style:family="text">
      <style:text-properties style:font-name="Times New Roman1"/>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3mm" fo:margin-bottom="3mm" style:run-through="foreground" style:wrap="parallel" style:number-wrapped-paragraphs="no-limit" style:vertical-pos="from-top" style:vertical-rel="paragraph" style:horizontal-pos="right" style:horizontal-rel="paragraph" fo:padding="0mm" fo:border="none"/>
    </style:style>
    <style:style style:name="fr9" style:family="graphic" style:parent-style-name="Frame">
      <style:graphic-properties fo:margin-left="3mm" fo:margin-right="0mm" fo:margin-top="0mm" fo:margin-bottom="0mm" style:run-through="foreground" style:wrap="parallel" style:number-wrapped-paragraphs="no-limit" style:vertical-pos="from-top" style:vertical-rel="paragraph" style:horizontal-pos="right" style:horizontal-rel="paragraph" fo:padding="0mm" fo:border="none"/>
    </style:style>
    <style:style style:name="fr10"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11"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2"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13"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4"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5"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7"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28"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9"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32"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9">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fix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 table:style-name="Table1">
        <table:table-column table:style-name="Table1.A"/>
        <table:table-column table:style-name="Table1.B"/>
        <text:soft-page-break/>
        <table:table-row>
          <table:table-cell table:style-name="Table1.A1" office:value-type="string">
            <text:p text:style-name="P7"><draw:frame draw:style-name="fr15" draw:name="graphics11" text:anchor-type="as-char" svg:width="6.77mm" svg:height="6.77mm" draw:z-index="0"><draw:image xlink:href="Pictures/100002010000008000000080D45F7F9D.png" xlink:type="simple" xlink:show="embed" xlink:actuate="onLoad"/></draw:frame> </text:p>
          </table:table-cell>
          <table:table-cell table:style-name="Table1.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2" table:style-name="Table2">
              <table:table-column table:style-name="Table2.A"/>
              <table:table-column table:style-name="Table2.B"/>
              <table:table-row>
                <table:table-cell table:style-name="Table2.A1" office:value-type="string">
                  <text:p text:style-name="Table_20_Heading">Color temperature</text:p>
                </table:table-cell>
                <table:table-cell table:style-name="Table2.B1" office:value-type="string">
                  <text:p text:style-name="Table_20_Heading">Light source</text:p>
                </table:table-cell>
              </table:table-row>
              <table:table-row>
                <table:table-cell table:style-name="Table2.A2" office:value-type="string">
                  <text:p text:style-name="P7">1000-2000 K</text:p>
                </table:table-cell>
                <table:table-cell table:style-name="Table2.B2" office:value-type="string">
                  <text:p text:style-name="P7">Candlelight</text:p>
                </table:table-cell>
              </table:table-row>
              <table:table-row>
                <table:table-cell table:style-name="Table2.A2" office:value-type="string">
                  <text:p text:style-name="P7">2500-3500 K</text:p>
                </table:table-cell>
                <table:table-cell table:style-name="Table2.B2" office:value-type="string">
                  <text:p text:style-name="P7">Tungsten bulb (household variety)</text:p>
                </table:table-cell>
              </table:table-row>
              <table:table-row>
                <table:table-cell table:style-name="Table2.A2" office:value-type="string">
                  <text:p text:style-name="P7">3000-4000 K</text:p>
                </table:table-cell>
                <table:table-cell table:style-name="Table2.B2" office:value-type="string">
                  <text:p text:style-name="P7">Sunrise/Sunset (clear sky)</text:p>
                </table:table-cell>
              </table:table-row>
              <table:table-row>
                <table:table-cell table:style-name="Table2.A2" office:value-type="string">
                  <text:p text:style-name="P7">4000-5000 K</text:p>
                </table:table-cell>
                <table:table-cell table:style-name="Table2.B2" office:value-type="string">
                  <text:p text:style-name="P7">Fluorescent lamps</text:p>
                </table:table-cell>
              </table:table-row>
              <table:table-row>
                <table:table-cell table:style-name="Table2.A2" office:value-type="string">
                  <text:p text:style-name="P7">5000-5500 K</text:p>
                </table:table-cell>
                <table:table-cell table:style-name="Table2.B2" office:value-type="string">
                  <text:p text:style-name="P7">Electronic flash</text:p>
                </table:table-cell>
              </table:table-row>
              <table:table-row>
                <table:table-cell table:style-name="Table2.A2" office:value-type="string">
                  <text:p text:style-name="P7">5500-6500 K</text:p>
                </table:table-cell>
                <table:table-cell table:style-name="Table2.B2" office:value-type="string">
                  <text:p text:style-name="P7">Daylight with clear sky (sun overhead)</text:p>
                </table:table-cell>
              </table:table-row>
              <table:table-row>
                <table:table-cell table:style-name="Table2.A2" office:value-type="string">
                  <text:p text:style-name="P7">6500-8000 K</text:p>
                </table:table-cell>
                <table:table-cell table:style-name="Table2.B2" office:value-type="string">
                  <text:p text:style-name="P7">Moderately overcast sky</text:p>
                </table:table-cell>
              </table:table-row>
              <table:table-row>
                <table:table-cell table:style-name="Table2.A2" office:value-type="string">
                  <text:p text:style-name="P7">9000-10000 K</text:p>
                </table:table-cell>
                <table:table-cell table:style-name="Table2.B2" office:value-type="string">
                  <text:p text:style-name="P7">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3" table:style-name="Table3">
        <table:table-column table:style-name="Table3.A"/>
        <table:table-column table:style-name="Table3.B"/>
        <table:table-row>
          <table:table-cell table:style-name="Table3.A1" office:value-type="string">
            <text:p text:style-name="P8"><draw:frame draw:style-name="fr16" draw:name="graphics12" text:anchor-type="as-char" svg:width="17.46mm" svg:height="6.61mm" draw:z-index="8"><draw:image xlink:href="Pictures/1000000000000042000000192D399896.png" xlink:type="simple" xlink:show="embed" xlink:actuate="onLoad"/></draw:frame></text:p>
          </table:table-cell>
          <table:table-cell table:style-name="Table3.B1" office:value-type="string">
            <text:p text:style-name="P8">Auto white balance</text:p>
          </table:table-cell>
        </table:table-row>
        <table:table-row>
          <table:table-cell table:style-name="Table3.A2" office:value-type="string">
            <text:p text:style-name="P8"><draw:frame draw:style-name="fr17" draw:name="graphics2" text:anchor-type="as-char" svg:width="12.96mm" svg:height="6.61mm" draw:z-index="9"><draw:image xlink:href="Pictures/100000000000003100000019E2CE6325.png" xlink:type="simple" xlink:show="embed" xlink:actuate="onLoad"/></draw:frame></text:p>
          </table:table-cell>
          <table:table-cell table:style-name="Table3.B2" office:value-type="string">
            <text:p text:style-name="P8">Custom</text:p>
          </table:table-cell>
        </table:table-row>
        <table:table-row>
          <table:table-cell table:style-name="Table3.A2" office:value-type="string">
            <text:p text:style-name="P8"><draw:frame draw:style-name="fr16" draw:name="graphics3" text:anchor-type="as-char" svg:width="10.32mm" svg:height="6.61mm" draw:z-index="10"><draw:image xlink:href="Pictures/100000000000002700000019894D1254.png" xlink:type="simple" xlink:show="embed" xlink:actuate="onLoad"/></draw:frame></text:p>
          </table:table-cell>
          <table:table-cell table:style-name="Table3.B2" office:value-type="string">
            <text:p text:style-name="P8">Kelvin</text:p>
          </table:table-cell>
        </table:table-row>
        <table:table-row>
          <table:table-cell table:style-name="Table3.A2" office:value-type="string">
            <text:p text:style-name="P8"><draw:frame draw:style-name="fr16" draw:name="graphics4" text:anchor-type="as-char" svg:width="8.73mm" svg:height="8.2mm" draw:z-index="11"><draw:image xlink:href="Pictures/10000000000000210000001FFCC62DE0.png" xlink:type="simple" xlink:show="embed" xlink:actuate="onLoad"/></draw:frame></text:p>
          </table:table-cell>
          <table:table-cell table:style-name="Table3.B2" office:value-type="string">
            <text:p text:style-name="P8">Tungsten</text:p>
          </table:table-cell>
        </table:table-row>
        <table:table-row>
          <table:table-cell table:style-name="Table3.A2" office:value-type="string">
            <text:p text:style-name="P8"><draw:frame draw:style-name="fr16" draw:name="graphics5" text:anchor-type="as-char" svg:width="7.94mm" svg:height="7.67mm" draw:z-index="13"><draw:image xlink:href="Pictures/100000000000001E0000001DA24E57B3.png" xlink:type="simple" xlink:show="embed" xlink:actuate="onLoad"/></draw:frame></text:p>
          </table:table-cell>
          <table:table-cell table:style-name="Table3.B2" office:value-type="string">
            <text:p text:style-name="P8">Fluorescent</text:p>
          </table:table-cell>
        </table:table-row>
        <table:table-row>
          <table:table-cell table:style-name="Table3.A2" office:value-type="string">
            <text:p text:style-name="P8"><draw:frame draw:style-name="fr16" draw:name="graphics6" text:anchor-type="as-char" svg:width="7.67mm" svg:height="7.67mm" draw:z-index="15"><draw:image xlink:href="Pictures/100000000000001D0000001D1D439CAD.png" xlink:type="simple" xlink:show="embed" xlink:actuate="onLoad"/></draw:frame></text:p>
          </table:table-cell>
          <table:table-cell table:style-name="Table3.B2" office:value-type="string">
            <text:p text:style-name="P8">Daylight</text:p>
          </table:table-cell>
        </table:table-row>
        <table:table-row>
          <table:table-cell table:style-name="Table3.A2" office:value-type="string">
            <text:p text:style-name="P8"><draw:frame draw:style-name="fr16" draw:name="graphics7" text:anchor-type="as-char" svg:width="4.76mm" svg:height="7.67mm" draw:z-index="17"><draw:image xlink:href="Pictures/10000000000000120000001DA21C6E70.png" xlink:type="simple" xlink:show="embed" xlink:actuate="onLoad"/></draw:frame></text:p>
          </table:table-cell>
          <table:table-cell table:style-name="Table3.B2" office:value-type="string">
            <text:p text:style-name="P8">Flash</text:p>
          </table:table-cell>
        </table:table-row>
        <table:table-row>
          <table:table-cell table:style-name="Table3.A2" office:value-type="string">
            <text:p text:style-name="P8"><draw:frame draw:style-name="fr16" draw:name="graphics8" text:anchor-type="as-char" svg:width="10.32mm" svg:height="6.88mm" draw:z-index="18"><draw:image xlink:href="Pictures/10000000000000270000001A20EF8581.png" xlink:type="simple" xlink:show="embed" xlink:actuate="onLoad"/></draw:frame></text:p>
          </table:table-cell>
          <table:table-cell table:style-name="Table3.B2" office:value-type="string">
            <text:p text:style-name="P8">Cloudy</text:p>
          </table:table-cell>
        </table:table-row>
        <table:table-row>
          <table:table-cell table:style-name="Table3.A2" office:value-type="string">
            <text:p text:style-name="P8"><draw:frame draw:style-name="fr16" draw:name="graphics9" text:anchor-type="as-char" svg:width="10.85mm" svg:height="7.14mm" draw:z-index="20"><draw:image xlink:href="Pictures/10000000000000290000001BB1E7ED44.png" xlink:type="simple" xlink:show="embed" xlink:actuate="onLoad"/></draw:frame></text:p>
          </table:table-cell>
          <table:table-cell table:style-name="Table3.B2" office:value-type="string">
            <text:p text:style-name="P8">Shade</text:p>
          </table:table-cell>
        </table:table-row>
      </table:table>
      <text:p text:style-name="Darktable_20_text">The first three white balances allow for a range of color temperatures. <text:span text:style-name="T4">Auto white balance</text:span> is available in all digital cameras and uses a best guess algorithm within a limited range — usually between 3000/4000 K and 7000 K. <text:span text:style-name="T4">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3"><text:sequence-ref text:reference-format="category-and-value" text:ref-name="refFigure0">Figure 1</text:sequence-ref></text:span><text:span text:style-name="T3">.</text:span></text:p>
      <text:p text:style-name="Darktable_20_text"><draw:frame draw:style-name="fr1" draw:name="Frame1" text:anchor-type="paragraph" svg:width="76.45mm" draw:z-index="21"><draw:text-box fo:min-height="59.78mm"><text:p text:style-name="Darktable_20_caption"><draw:frame draw:style-name="fr18" draw:name="graphics10" text:anchor-type="paragraph" svg:x="0.04mm" svg:y="0.02mm" svg:width="76.45mm" style:rel-width="100%" svg:height="59.78mm" style:rel-height="scale" draw:z-index="22"><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283080909" text:style-name="L1">
        <text:list-item>
          <text:p text:style-name="P10">changing tint, temperature in and temperature out;</text:p>
        </text:list-item>
        <text:list-item>
          <text:p text:style-name="P10">modifying the values of red, green and blue;</text:p>
        </text:list-item>
        <text:list-item>
          <text:p text:style-name="P10">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2" draw:name="Frame2" text:anchor-type="paragraph" svg:x="10mm" svg:y="0mm" svg:width="69.92mm" draw:z-index="5"><draw:text-box fo:min-height="59.13mm"><text:p text:style-name="Darktable_20_caption"><draw:frame draw:style-name="fr19" draw:name="graphics121" text:anchor-type="paragraph" svg:y="0.02mm" svg:width="34.96mm" style:rel-width="50%" svg:height="52.92mm" style:rel-height="scale" draw:z-index="91"><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35"><draw:text-box fo:min-height="59.13mm"><text:p text:style-name="Darktable_20_caption"><draw:frame draw:style-name="fr19" draw:name="graphics13" text:anchor-type="paragraph" svg:y="0.02mm" svg:width="34.96mm" style:rel-width="50%" svg:height="52.92mm" style:rel-height="scale" draw:z-index="36"><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2" draw:name="Frame4" text:anchor-type="paragraph" svg:x="10mm" svg:y="60.01mm" svg:width="69.92mm" draw:z-index="47"><draw:text-box fo:min-height="59.13mm"><text:p text:style-name="Darktable_20_caption"><draw:frame draw:style-name="fr19" draw:name="graphics14" text:anchor-type="paragraph" svg:y="0.02mm" svg:width="34.96mm" style:rel-width="50%" svg:height="52.92mm" style:rel-height="scale" draw:z-index="48"><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2" draw:name="Frame5" text:anchor-type="paragraph" svg:x="90.01mm" svg:y="60.01mm" svg:width="69.92mm" draw:z-index="62"><draw:text-box fo:min-height="59.13mm"><text:p text:style-name="Darktable_20_caption"><draw:frame draw:style-name="fr19" draw:name="graphics15" text:anchor-type="paragraph" svg:y="0.02mm" svg:width="34.96mm" style:rel-width="50%" svg:height="52.92mm" style:rel-height="scale" draw:z-index="63"><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Figure 6</text:sequence-ref>.</text:p>
      <text:p text:style-name="Darktable_20_text"><draw:frame draw:style-name="fr2" draw:name="Frame6" text:anchor-type="paragraph" svg:x="50.04mm" svg:y="5.27mm" svg:width="88.97mm" draw:z-index="92"><draw:text-box fo:min-height="59.43mm"><text:p text:style-name="Darktable_20_caption"><draw:frame draw:style-name="fr19" draw:name="graphics16" text:anchor-type="paragraph" svg:y="0.02mm" svg:width="35.6mm" style:rel-width="40%" svg:height="52.92mm" style:rel-height="scale" draw:z-index="93"><draw:image xlink:href="../images/fosdinovo-1.316-4709-5000.jpg" xlink:type="simple" xlink:show="embed" xlink:actuate="onLoad"/></draw:frame>Figure <text:sequence text:ref-name="refFigure5"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correct values.</text:p>
      <text:p text:style-name="Darktable_20_heading_20_3"><draw:frame draw:style-name="fr2" draw:name="Frame81" text:anchor-type="paragraph" svg:x="90.01mm" svg:y="0mm" svg:width="69.92mm" draw:z-index="27"><draw:text-box fo:min-height="59.13mm"><text:p text:style-name="Darktable_20_caption"><draw:frame draw:style-name="fr19" draw:name="graphics18" text:anchor-type="paragraph" svg:y="0.02mm" svg:width="34.96mm" style:rel-width="50%" svg:height="52.92mm" style:rel-height="scale" draw:z-index="28"><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33"><draw:text-box fo:min-height="59.13mm"><text:p text:style-name="Darktable_20_caption"><draw:frame draw:style-name="fr19" draw:name="graphics17" text:anchor-type="paragraph" svg:y="0.02mm" svg:width="34.96mm" style:rel-width="50%" svg:height="52.92mm" style:rel-height="scale" draw:z-index="34"><draw:image xlink:href="../images/fosdinovo-5-1-1.jpg" xlink:type="simple" xlink:show="embed" xlink:actuate="onLoad"/></draw:frame>Figure <text:sequence text:ref-name="refFigure7" text:name="Figure" text:formula="ooow:Figure+1" style:num-format="1">7</text:sequence>: R: 5, G: 1, B: 1</text:p></draw:text-box></draw:frame><draw:frame draw:style-name="fr2" draw:name="Frame9" text:anchor-type="paragraph" svg:x="10mm" svg:y="59.41mm" svg:width="69.92mm" draw:z-index="39"><draw:text-box fo:min-height="59.13mm"><text:p text:style-name="Darktable_20_caption"><draw:frame draw:style-name="fr19" draw:name="graphics19" text:anchor-type="paragraph" svg:y="0.02mm" svg:width="34.96mm" style:rel-width="50%" svg:height="52.92mm" style:rel-height="scale" draw:z-index="40"><draw:image xlink:href="../images/fosdinovo-1-1-5.jpg" xlink:type="simple" xlink:show="embed" xlink:actuate="onLoad"/></draw:frame>Figure <text:sequence text:ref-name="refFigure8" text:name="Figure" text:formula="ooow:Figure+1" style:num-format="1">9</text:sequence>: R: 5, G: 1, B: 1</text:p></draw:text-box></draw:frame><draw:frame draw:style-name="fr2" draw:name="Frame10" text:anchor-type="paragraph" svg:x="90.01mm" svg:y="59.41mm" svg:width="69.92mm" draw:z-index="45"><draw:text-box fo:min-height="59.13mm"><text:p text:style-name="Darktable_20_caption"><draw:frame draw:style-name="fr19" draw:name="graphics20" text:anchor-type="paragraph" svg:y="0.02mm" svg:width="34.96mm" style:rel-width="50%" svg:height="52.92mm" style:rel-height="scale" draw:z-index="46"><draw:image xlink:href="../images/fosdinovo-1.316-4709-5000.jpg" xlink:type="simple" xlink:show="embed" xlink:actuate="onLoad"/></draw:frame>Figure <text:sequence text:ref-name="refFigure9" text:name="Figure" text:formula="ooow:Figure+1" style:num-format="1">10</text:sequence>: R: <text:span text:style-name="T5">1.566, G: 1, B: 1.257</text:span></text:p></draw:text-box></draw:frame><text:soft-page-break/>White balance with preset values</text:p>
      <text:p text:style-name="P2">Darktable provides a number of presets of white balance suitable to the most common lighting conditions. These are:</text:p>
      <text:list xml:id="list397589740" text:style-name="L2">
        <text:list-item>
          <text:p text:style-name="P11">Camera white balance</text:p>
        </text:list-item>
        <text:list-item>
          <text:p text:style-name="P11">Spot white balance</text:p>
        </text:list-item>
        <text:list-item>
          <text:p text:style-name="P11">Passthrough</text:p>
        </text:list-item>
        <text:list-item>
          <text:p text:style-name="P11">Daylight</text:p>
        </text:list-item>
        <text:list-item>
          <text:p text:style-name="P11">Shade</text:p>
        </text:list-item>
        <text:list-item>
          <text:p text:style-name="P11">Cloudy</text:p>
        </text:list-item>
        <text:list-item>
          <text:p text:style-name="P11">Tungsten</text:p>
        </text:list-item>
        <text:list-item>
          <text:p text:style-name="P11">White fluorescent</text:p>
        </text:list-item>
        <text:list-item>
          <text:p text:style-name="P11">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2" draw:name="Frame11" text:anchor-type="paragraph" svg:x="10mm" svg:y="0mm" svg:width="69.92mm" draw:z-index="53"><draw:text-box fo:min-height="59.13mm"><text:p text:style-name="Darktable_20_caption"><draw:frame draw:style-name="fr19" draw:name="graphics21" text:anchor-type="paragraph" svg:y="0.02mm" svg:width="34.96mm" style:rel-width="50%" svg:height="52.92mm" style:rel-height="scale" draw:z-index="54"><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2" draw:name="Frame12" text:anchor-type="paragraph" svg:x="90.01mm" svg:y="0mm" svg:width="69.92mm" draw:z-index="58"><draw:text-box fo:min-height="59.13mm"><text:p text:style-name="Darktable_20_caption"><draw:frame draw:style-name="fr19" draw:name="graphics22" text:anchor-type="paragraph" svg:y="0.02mm" svg:width="34.96mm" style:rel-width="50%" svg:height="52.92mm" style:rel-height="scale" draw:z-index="59"><draw:image xlink:href="../images/fosdinovo-spot-2.jpg" xlink:type="simple" xlink:show="embed" xlink:actuate="onLoad"/></draw:frame>Figure <text:sequence text:ref-name="refFigure11" text:name="Figure" text:formula="ooow:Figure+1" style:num-format="1">12</text:sequence>: spot white balance II</text:p></draw:text-box></draw:frame><text:soft-page-break/>The next six presets are white balances based on different kind of lighting conditions, which correspond, for the image used in this section, to the color temperatures in the table below.</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Preset</text:p>
          </table:table-cell>
          <table:table-cell table:style-name="Table4.A1" office:value-type="string">
            <text:p text:style-name="Table_20_Heading">Tint</text:p>
          </table:table-cell>
          <table:table-cell table:style-name="Table4.C1" office:value-type="string">
            <text:p text:style-name="Table_20_Heading">Color temperature</text:p>
          </table:table-cell>
        </table:table-row>
        <table:table-row>
          <table:table-cell table:style-name="Table4.A2" office:value-type="string">
            <text:p text:style-name="P7">Daylight</text:p>
          </table:table-cell>
          <table:table-cell table:style-name="Table4.A2" office:value-type="string">
            <text:p text:style-name="P8">0.978</text:p>
          </table:table-cell>
          <table:table-cell table:style-name="Table4.C2" office:value-type="string">
            <text:p text:style-name="P8">5285 K</text:p>
          </table:table-cell>
        </table:table-row>
        <table:table-row>
          <table:table-cell table:style-name="Table4.A2" office:value-type="string">
            <text:p text:style-name="P7">Shade</text:p>
          </table:table-cell>
          <table:table-cell table:style-name="Table4.A2" office:value-type="string">
            <text:p text:style-name="P8">0.952</text:p>
          </table:table-cell>
          <table:table-cell table:style-name="Table4.C2" office:value-type="string">
            <text:p text:style-name="P8">6523 K</text:p>
          </table:table-cell>
        </table:table-row>
        <table:table-row>
          <table:table-cell table:style-name="Table4.A2" office:value-type="string">
            <text:p text:style-name="P7">Cloudy</text:p>
          </table:table-cell>
          <table:table-cell table:style-name="Table4.A2" office:value-type="string">
            <text:p text:style-name="P8">0.964</text:p>
          </table:table-cell>
          <table:table-cell table:style-name="Table4.C2" office:value-type="string">
            <text:p text:style-name="P8">5870 K</text:p>
          </table:table-cell>
        </table:table-row>
        <table:table-row>
          <table:table-cell table:style-name="Table4.A2" office:value-type="string">
            <text:p text:style-name="P7">Tungsten</text:p>
          </table:table-cell>
          <table:table-cell table:style-name="Table4.A2" office:value-type="string">
            <text:p text:style-name="P8">1.064</text:p>
          </table:table-cell>
          <table:table-cell table:style-name="Table4.C2" office:value-type="string">
            <text:p text:style-name="P8">3641 K</text:p>
          </table:table-cell>
        </table:table-row>
        <table:table-row>
          <table:table-cell table:style-name="Table4.A2" office:value-type="string">
            <text:p text:style-name="P7">White fluorescent</text:p>
          </table:table-cell>
          <table:table-cell table:style-name="Table4.A2" office:value-type="string">
            <text:p text:style-name="P8">0.962</text:p>
          </table:table-cell>
          <table:table-cell table:style-name="Table4.C2" office:value-type="string">
            <text:p text:style-name="P8">4129 K</text:p>
          </table:table-cell>
        </table:table-row>
        <table:table-row>
          <table:table-cell table:style-name="Table4.A2" office:value-type="string">
            <text:p text:style-name="P7">Flash</text:p>
          </table:table-cell>
          <table:table-cell table:style-name="Table4.A2" office:value-type="string">
            <text:p text:style-name="P8">0.941</text:p>
          </table:table-cell>
          <table:table-cell table:style-name="Table4.C2" office:value-type="string">
            <text:p text:style-name="P8">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text:p>
      <table:table table:name="Table5" table:style-name="Table5">
        <table:table-column table:style-name="Table5.A"/>
        <table:table-column table:style-name="Table5.B"/>
        <table:table-row>
          <table:table-cell table:style-name="Table5.A1" office:value-type="string">
            <text:p text:style-name="P7"><draw:frame draw:style-name="fr20" draw:name="graphics24" text:anchor-type="as-char" svg:y="-2.65mm" svg:width="6.77mm" svg:height="6.77mm" draw:z-index="1"><draw:image xlink:href="Pictures/100002010000008000000080D45F7F9D.png" xlink:type="simple" xlink:show="embed" xlink:actuate="onLoad"/></draw:frame> </text:p>
          </table:table-cell>
          <table:table-cell table:style-name="Table5.B1" office:value-type="string">
            <text:p text:style-name="Table_20_Contents">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Standard">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text:soft-page-break/>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4" draw:name="Frame13" text:anchor-type="paragraph" svg:width="75.39mm" draw:z-index="2"><draw:text-box fo:min-height="16.4mm"><text:p text:style-name="Darktable_20_caption"><draw:frame draw:style-name="fr18" draw:name="graphics23" text:anchor-type="paragraph" svg:x="0.04mm" svg:y="0.02mm" svg:width="75.39mm" style:rel-width="100%" svg:height="16.4mm" style:rel-height="scale" draw:z-index="3"><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2" text:outline-level="3">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p text:style-name="Darktable_20_heading_20_3">Photographic composition</text:p>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3">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text:soft-page-break/>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6" table:style-name="Table6">
        <table:table-column table:style-name="Table6.A"/>
        <table:table-column table:style-name="Table6.B"/>
        <table:table-row>
          <table:table-cell table:style-name="Table6.A1" office:value-type="string">
            <text:p text:style-name="P7"><draw:frame draw:style-name="fr21" draw:name="graphics52" text:anchor-type="char" svg:width="6.77mm" svg:height="6.77mm" draw:z-index="4"><draw:image xlink:href="Pictures/100002010000008000000080D45F7F9D.png" xlink:type="simple" xlink:show="embed" xlink:actuate="onLoad"/></draw:frame> </text:p>
          </table:table-cell>
          <table:table-cell table:style-name="Table6.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7"><draw:frame draw:style-name="fr21" draw:name="graphics110" text:anchor-type="char" svg:width="6.77mm" svg:height="6.77mm" draw:z-index="6"><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4">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13">Figure 14</text:sequence-ref> shows the good locations for <text:soft-page-break/>the point of interest as recommended by the rule of thirds.</text:p>
      <text:p text:style-name="Darktable_20_text"><draw:frame draw:style-name="fr5" draw:name="Frame14" text:anchor-type="paragraph" svg:y="-0.11mm" svg:width="106.77mm" draw:z-index="7"><draw:text-box fo:min-height="44.08mm"><text:p text:style-name="Darktable_20_caption"><draw:frame draw:style-name="fr19" draw:name="graphics26" text:anchor-type="paragraph" svg:y="0.02mm" svg:width="50.01mm" svg:height="37.45mm" draw:z-index="14"><draw:image xlink:href="../images/ruleofthirds.png" xlink:type="simple" xlink:show="embed" xlink:actuate="onLoad"/></draw:frame>Figure <text:sequence text:ref-name="refFigure13" text:name="Figure" text:formula="ooow:Figure+1" style:num-format="1">14</text:sequence>: rule of thirds</text:p></draw:text-box></draw:frame>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5"> where the intersecting lines are drawn at a different ratio than 1/3, called </text:span></text:span><text:span text:style-name="Darktable_20_emphasis">golden section</text:span><text:span text:style-name="Darktable_20_emphasis"><text:span text:style-name="T5">.</text:span></text:span></text:p>
      <text:p text:style-name="Darktable_20_text"><draw:frame draw:style-name="fr5" draw:name="Frame91" text:anchor-type="paragraph" svg:y="2.08mm" svg:width="71.44mm" draw:z-index="16"><draw:text-box fo:min-height="48.31mm"><text:p text:style-name="Darktable_20_caption"><draw:frame draw:style-name="fr18" draw:name="graphics141" text:anchor-type="paragraph" svg:x="0.04mm" svg:y="0.02mm" svg:width="71.44mm" style:rel-width="100%" svg:height="41.28mm" style:rel-height="scale" draw:z-index="19"><draw:image xlink:href="../images/270px-Golden_ratio_line.svg.png" xlink:type="simple" xlink:show="embed" xlink:actuate="onLoad"/></draw:frame>Figure <text:sequence text:ref-name="refFigure14" text:name="Figure" text:formula="ooow:Figure+1" style:num-format="1">15</text:sequence>: the golden section</text:p></draw:text-box></draw:frame>The <text:span text:style-name="T3">golden section </text:span>is a line segment divided according to the golden ratio: the total length <text:span text:style-name="T6">a + b</text:span> is to the length of the longer segment <text:span text:style-name="T6">a</text:span> as the length of <text:span text:style-name="T6">a</text:span> is to the length of the shorter segment <text:span text:style-name="T6">b</text:span>. Dividing the frame with golden lines with golden sections we obtain a grid like in <text:sequence-ref text:reference-format="category-and-value" text:ref-name="refFigure16">Figure 16</text:sequence-ref>.</text:p>
      <text:p text:style-name="Darktable_20_text"><text:span text:style-name="Darktable_20_emphasis"><text:span text:style-name="T5">Another rule used to place the main point of interest is </text:span></text:span>rule of <text:span text:style-name="Darktable_20_emphasis">dynamic symmetry</text:span>, illustrated in <text:span text:style-name="T7"><text:sequence-ref text:reference-format="category-and-value" text:ref-name="refFigure15">Figure 17</text:sequence-ref></text:span>.</text:p>
      <text:p text:style-name="Darktable_20_text"><draw:frame draw:style-name="fr2" draw:name="Frame21" text:anchor-type="paragraph" svg:x="89.57mm" svg:y="1.71mm" svg:width="61.44mm" draw:z-index="23"><draw:text-box fo:min-height="40.16mm"><text:p text:style-name="Darktable_20_caption"><draw:frame draw:style-name="fr19" draw:name="graphics31" text:anchor-type="paragraph" svg:y="0.02mm" svg:width="50.01mm" svg:height="33.21mm" draw:z-index="24"><draw:image xlink:href="../images/dynamicsymmetry.png" xlink:type="simple" xlink:show="embed" xlink:actuate="onLoad"/></draw:frame>Figure <text:sequence text:ref-name="refFigure15" text:name="Figure" text:formula="ooow:Figure+1" style:num-format="1">17</text:sequence>: dynamic symmetry</text:p></draw:text-box></draw:frame><draw:frame draw:style-name="fr2" draw:name="Frame811" text:anchor-type="paragraph" svg:x="12.88mm" svg:y="1.68mm" svg:width="70.75mm" draw:z-index="25"><draw:text-box fo:min-height="39.65mm"><text:p text:style-name="Darktable_20_caption"><draw:frame draw:style-name="fr19" draw:name="graphics131" text:anchor-type="paragraph" svg:y="0.02mm" svg:width="50.01mm" svg:height="33.21mm" draw:z-index="26"><draw:image xlink:href="../images/goldensection.png" xlink:type="simple" xlink:show="embed" xlink:actuate="onLoad"/></draw:frame>Figure <text:sequence text:ref-name="refFigure16" text:name="Figure" text:formula="ooow:Figure+1" style:num-format="1">16</text:sequence>: golden section rule</text:p></draw:text-box></draw:frame>Differently from the above rules, the diagonal rule suggests to place the important elements of the picture along a diagonal frame formed as illustrated in <text:span text:style-name="T7"><text:sequence-ref text:reference-format="category-and-value" text:ref-name="refFigure17">Figure 18</text:sequence-ref></text:span>.</text:p>
      <text:p text:style-name="Darktable_20_text"><draw:frame draw:style-name="fr6" draw:name="Frame101" text:anchor-type="paragraph" svg:x="32.1mm" svg:y="3.26mm" svg:width="105.82mm" draw:z-index="29"><draw:text-box fo:min-height="40.32mm"><text:p text:style-name="Darktable_20_caption"><draw:frame draw:style-name="fr19" draw:name="graphics151" text:anchor-type="paragraph" svg:y="0.02mm" svg:width="50.01mm" svg:height="33.21mm" draw:z-index="30"><draw:image xlink:href="../images/diagonalrule.png" xlink:type="simple" xlink:show="embed" xlink:actuate="onLoad"/></draw:frame>Figure <text:sequence text:ref-name="refFigure17"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5">,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4">Simplicity</text:p>
      <text:p text:style-name="Darktable_20_text">The reason why we take a picture is most of the times obvious to us. But it is not obvious to a viewer, therefore the picture must make it clear. <text:span text:style-name="T8">The simpler and more direct a picture is, the clearer and stronger is the resulting statement, making it easily readable by a viewer.</text:span></text:p>
      <text:p text:style-name="P3"><draw:frame draw:style-name="fr6" draw:name="Frame31" text:anchor-type="paragraph" svg:x="0.21mm" svg:y="8.75mm" svg:width="85.8mm" draw:z-index="31"><draw:text-box fo:min-height="46.21mm"><text:p text:style-name="Darktable_20_caption"><draw:frame draw:style-name="fr22" draw:name="graphics41" text:anchor-type="paragraph" svg:width="55mm" svg:height="41.19mm" draw:z-index="32"><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7" draw:name="Frame41" text:anchor-type="paragraph" svg:x="85.99mm" svg:y="8.84mm" svg:width="83.8mm" draw:z-index="37"><draw:text-box fo:min-height="46.13mm"><text:p text:style-name="Darktable_20_caption"><draw:frame draw:style-name="fr23" draw:name="graphics51" text:anchor-type="paragraph" svg:y="0mm" svg:width="55mm" svg:height="40.99mm" draw:z-index="38"><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pan text:style-name="T7"><text:sequence-ref text:reference-format="category-and-value" text:ref-name="refFigure18">Figure 19</text:sequence-ref></text:span> is against a cluttered background, thus not immediately recognizable. The starfish in <text:span text:style-name="T7"><text:sequence-ref text:reference-format="category-and-value" text:ref-name="refFigure19">Figure 20</text:sequence-ref></text:span> is instead against a neutral and cleaner background, making the subject of the picture immediately recognizable.</text:p>
      <text:p text:style-name="P3">A good practice in looking for simplicity is to first select a subject that allow a simple arrangement of the objects in the scene. </text:p>
      <text:p text:style-name="P3">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text:soft-page-break/>Balance</text:p>
      <text:p text:style-name="Darktable_20_text">Balance in composition is a matter of making the picture look harmonious. Each object in a scene has a <text:span text:style-name="Darktable_20_emphasis"><text:span text:style-name="T5">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5">,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59868027" text:style-name="L3">
        <text:list-item>
          <text:p text:style-name="P12">An object far from the center of the picture seems to have more weight than one near the center. </text:p>
        </text:list-item>
        <text:list-item>
          <text:p text:style-name="P12">Objects in the upper part of a picture seem heavier than objects of the same size in the lower part of a picture. </text:p>
        </text:list-item>
        <text:list-item>
          <text:p text:style-name="P12">Isolation seems to increase the weight of an object. </text:p>
        </text:list-item>
        <text:list-item>
          <text:p text:style-name="P12">Intensely interesting objects seem to have more compositional weight. </text:p>
        </text:list-item>
        <text:list-item>
          <text:p text:style-name="P12">Regular shapes seem to have more weight than irregular shapes. </text:p>
        </text:list-item>
        <text:list-item>
          <text:p text:style-name="P12">Elements on the right side of an asymmetrical picture appear to have more weight than elements of the same size on the left side of the picture. </text:p>
        </text:list-item>
        <text:list-item>
          <text:p text:style-name="P12">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4">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text:p>
      <text:p text:style-name="Darktable_20_text"><draw:frame draw:style-name="fr6" draw:name="Frame111" text:anchor-type="paragraph" svg:x="36.05mm" svg:y="19.39mm" svg:width="105.83mm" draw:z-index="89"><draw:text-box fo:min-height="81.99mm"><text:p text:style-name="Darktable_20_caption"><draw:frame draw:style-name="fr23" draw:name="graphics161" text:anchor-type="paragraph" svg:y="1.16mm" svg:width="47.78mm" svg:height="70.89mm" draw:z-index="90"><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text:soft-page-break/>Even if a picture is a two-dimensional representation of a scene, with the proper application of lights and shadows shapes can obtain a three-dimensions aspect that makes them pop up from the background. A great use of shapes are also silhouettes.</text:p>
      <text:p text:style-name="P3">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3">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4">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4"><text:soft-page-break/>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8" draw:name="Frame121" text:anchor-type="paragraph" svg:y="0.99mm" svg:width="109.68mm" draw:z-index="41"><draw:text-box fo:min-height="82.06mm"><text:p text:style-name="Darktable_20_caption"><draw:frame draw:style-name="fr19" draw:name="graphics1211" text:anchor-type="paragraph" svg:y="0.02mm" svg:width="99.84mm" svg:height="75.14mm" draw:z-index="42"><draw:image xlink:href="Pictures/100000000000011B000000D5A00FB2CE.jpg" xlink:type="simple" xlink:show="embed" xlink:actuate="onLoad"/></draw:frame>Figure <text:sequence text:ref-name="refFigure21"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4">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3">Pay also attention to too lighted areas. White and bright attracts strongly human eyes and therefore can distract viewer's attention from the main point of interest.</text:p>
      <text:p text:style-name="Darktable_20_heading_20_4">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6" draw:name="Frame51" text:anchor-type="paragraph" svg:x="0mm" svg:y="1.64mm" svg:width="170mm" draw:z-index="43"><draw:text-box fo:min-height="69.37mm"><text:p text:style-name="Darktable_20_caption"><draw:frame draw:style-name="fr24" draw:name="graphics61" text:anchor-type="paragraph" svg:y="0mm" svg:width="60.01mm" svg:height="60.01mm" draw:z-index="44"><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text:soft-page-break/>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4">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4">Mergers</text:p>
      <text:p text:style-name="P4"><draw:frame draw:style-name="fr9" draw:name="Frame61" text:anchor-type="paragraph" svg:y="20.16mm" svg:width="83.64mm" draw:z-index="49"><draw:text-box fo:min-height="68.93mm"><text:p text:style-name="Darktable_20_caption"><draw:frame draw:style-name="fr25" draw:name="graphics71" text:anchor-type="paragraph" svg:width="60.01mm" svg:height="60.01mm" draw:z-index="50"><draw:image xlink:href="../images/merge1.jpg" xlink:type="simple" xlink:show="embed" xlink:actuate="onLoad"/></draw:frame>Figure <text:sequence text:ref-name="refFigure23" text:name="Figure" text:formula="ooow:Figure+1" style:num-format="1">24</text:sequence>: example of common merger to avoid in portraits</text:p></draw:text-box></draw:frame>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text:sequence-ref text:reference-format="category-and-value" text:ref-name="refFigure23">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24">Figure 25</text:sequence-ref>.</text:p>
      <text:p text:style-name="Darktable_20_heading_20_4"><draw:frame draw:style-name="fr4" draw:name="Frame71" text:anchor-type="paragraph" svg:width="83.29mm" draw:z-index="51"><draw:text-box fo:min-height="55.33mm"><text:p text:style-name="Darktable_20_caption"><draw:frame draw:style-name="fr19" draw:name="graphics81" text:anchor-type="paragraph" svg:y="0.02mm" svg:width="59.97mm" svg:height="45.17mm" draw:z-index="52"><draw:image xlink:href="../images/merge2.jpg" xlink:type="simple" xlink:show="embed" xlink:actuate="onLoad"/></draw:frame>Figure <text:sequence text:ref-name="refFigure24" text:name="Figure" text:formula="ooow:Figure+1" style:num-format="1">25</text:sequence>: an example of border merger</text:p></draw:text-box></draw:frame><text:soft-page-break/>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7"><draw:frame draw:style-name="fr26" draw:name="graphics91" text:anchor-type="paragraph" svg:x="0mm" svg:y="3.99mm" svg:width="62.23mm" svg:height="46.67mm" draw:z-index="57"><draw:image xlink:href="../images/Too_much_headroom.png" xlink:type="simple" xlink:show="embed" xlink:actuate="onLoad"/></draw:frame></text:p>
          </table:table-cell>
          <table:table-cell table:style-name="Table8.B1" office:value-type="string">
            <text:p text:style-name="P7">Excessive amount of headroom, with the subject's nose centered in the frame (a common mistake).</text:p>
          </table:table-cell>
        </table:table-row>
        <table:table-row>
          <table:table-cell table:style-name="Table8.A2" office:value-type="string">
            <text:p text:style-name="P7"><draw:frame draw:style-name="fr26" draw:name="graphics101" text:anchor-type="paragraph" svg:x="0mm" svg:y="4.41mm" svg:width="62.23mm" svg:height="46.67mm" draw:z-index="55"><draw:image xlink:href="../images/Not_enough_headroom.png" xlink:type="simple" xlink:show="embed" xlink:actuate="onLoad"/></draw:frame></text:p>
          </table:table-cell>
          <table:table-cell table:style-name="Table8.B2" office:value-type="string">
            <text:p text:style-name="P7">A subtle lack of headroom with the subject's eyes only 28% of the way down from the top, not 33%.</text:p>
          </table:table-cell>
        </table:table-row>
        <text:soft-page-break/>
        <table:table-row>
          <table:table-cell table:style-name="Table8.A2" office:value-type="string">
            <text:p text:style-name="P7"><draw:frame draw:style-name="fr26" draw:name="graphics111" text:anchor-type="paragraph" svg:x="0mm" svg:y="4.18mm" svg:width="62.23mm" svg:height="46.67mm" draw:z-index="56"><draw:image xlink:href="../images/Correct_headroom.png" xlink:type="simple" xlink:show="embed" xlink:actuate="onLoad"/></draw:frame></text:p>
          </table:table-cell>
          <table:table-cell table:style-name="Table8.B2" office:value-type="string">
            <text:p text:style-name="P7">Good composition, with the subject's eyes one-third of the distance down from the top of the frame, following the rule of thirds.</text:p>
          </table:table-cell>
        </table:table-row>
      </table:table>
      <text:p text:style-name="Darktable_20_heading_20_3">Improving composition in darktable</text:p>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4">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text:sequence-ref text:reference-format="category-and-value" text:ref-name="refFigure25">Figure 26</text:sequence-ref>.</text:p>
      <text:p text:style-name="Darktable_20_text"><draw:frame draw:style-name="fr1" draw:name="Frame141" text:anchor-type="paragraph" svg:width="87.12mm" draw:z-index="60"><draw:text-box fo:min-height="67.03mm"><text:p text:style-name="Darktable_20_caption"><draw:frame draw:style-name="fr19" draw:name="graphics181" text:anchor-type="paragraph" svg:y="0.02mm" svg:width="60.01mm" svg:height="60.01mm" draw:z-index="61"><draw:image xlink:href="../images/chromaricaberration.jpg" xlink:type="simple" xlink:show="embed" xlink:actuate="onLoad"/></draw:frame>Figure <text:sequence text:ref-name="refFigure25" text:name="Figure" text:formula="ooow:Figure+1" style:num-format="1">26</text:sequence>: example of chromatic aberration</text:p></draw:text-box></draw:frame>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ext:soft-page-break/>the lens correction plugin is similar to what illustrated in <text:sequence-ref text:reference-format="category-and-value" text:ref-name="refFigure26">Figure 27</text:sequence-ref>.</text:p>
      <text:p text:style-name="Darktable_20_text"><draw:frame draw:style-name="fr1" draw:name="Frame131" text:anchor-type="paragraph" svg:width="77.77mm" draw:z-index="64"><draw:text-box fo:min-height="51.31mm"><text:p text:style-name="Darktable_20_caption"><draw:frame draw:style-name="fr18" draw:name="graphics171" text:anchor-type="paragraph" svg:x="0.04mm" svg:y="0.02mm" svg:width="77.77mm" style:rel-width="100%" svg:height="51.31mm" style:rel-height="scale" draw:z-index="65"><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27">Figure 28</text:sequence-ref>.</text:p>
      <text:p text:style-name="Darktable_20_text"><draw:frame draw:style-name="fr10" draw:name="Frame15" text:anchor-type="paragraph" svg:y="0.19mm" svg:width="164.29mm" draw:z-index="66"><draw:text-box fo:min-height="115.83mm"><text:p text:style-name="Darktable_20_caption"><draw:frame draw:style-name="fr27" draw:name="graphics191" text:anchor-type="paragraph" svg:x="4mm" svg:y="2.13mm" svg:width="74.08mm" svg:height="48.7mm" draw:z-index="67"><draw:image xlink:href="../images/lenscorrection-orig.jpg" xlink:type="simple" xlink:show="embed" xlink:actuate="onLoad"/></draw:frame><draw:frame draw:style-name="fr26" draw:name="graphics201" text:anchor-type="paragraph" svg:x="85.35mm" svg:y="1.99mm" svg:width="74.08mm" svg:height="48.7mm" draw:z-index="68"><draw:image xlink:href="../images/lenscorrection-rectilinear.jpg" xlink:type="simple" xlink:show="embed" xlink:actuate="onLoad"/></draw:frame><draw:frame draw:style-name="fr28" draw:name="graphics211" text:anchor-type="paragraph" svg:x="4.09mm" svg:y="54.01mm" svg:width="74.08mm" svg:height="48.7mm" draw:z-index="69"><draw:image xlink:href="Pictures/1000000000000190000001075B050FAB.jpg" xlink:type="simple" xlink:show="embed" xlink:actuate="onLoad"/></draw:frame><draw:frame draw:style-name="fr28" draw:name="graphics221" text:anchor-type="paragraph" svg:x="85.67mm" svg:y="53.59mm" svg:width="74.08mm" svg:height="49.27mm" draw:z-index="70"><draw:image xlink:href="../images/lenscorrection-panoramic.jpg" xlink:type="simple" xlink:show="embed" xlink:actuate="onLoad"/></draw:frame><draw:frame draw:style-name="fr29" draw:name="graphics231" text:anchor-type="paragraph" svg:x="4.09mm" svg:y="105.18mm" svg:width="74.08mm" svg:height="49.27mm" draw:z-index="71"><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28">Figure 29</text:sequence-ref> shows different values of tca r and tca b applied to a particular of <text:sequence-ref text:reference-format="category-and-value" text:ref-name="refFigure25">Figure 26</text:sequence-ref>. The version on the left is with minimal values of correction (0.99 for both tca r and tca b); the version on the right with maximum values of correction (1.01 for both).</text:p>
      <text:p text:style-name="Darktable_20_heading_20_4"><draw:frame draw:style-name="fr10" draw:name="Frame16" text:anchor-type="paragraph" svg:y="0.42mm" svg:width="143.42mm" draw:z-index="72"><draw:text-box fo:min-height="56.39mm"><text:p text:style-name="Darktable_20_caption"><draw:frame draw:style-name="fr28" draw:name="graphics241" text:anchor-type="paragraph" svg:x="22.01mm" svg:y="0mm" svg:width="48.68mm" svg:height="48.42mm" draw:z-index="73"><draw:image xlink:href="../images/chromaricaberration_nothing.jpg" xlink:type="simple" xlink:show="embed" xlink:actuate="onLoad"/></draw:frame><draw:frame draw:style-name="fr26" draw:name="graphics251" text:anchor-type="paragraph" svg:x="76.69mm" svg:y="0mm" svg:width="48.68mm" svg:height="48.42mm" draw:z-index="74"><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745102283" text:style-name="L4">
        <text:list-item>
          <text:p text:style-name="P13">to crop the image so to change the composition;</text:p>
        </text:list-item>
        <text:list-item>
          <text:p text:style-name="P13">to rotate the image to correct composition problems;</text:p>
        </text:list-item>
        <text:list-item>
          <text:p text:style-name="P13">to correct keystone distortion.</text:p>
        </text:list-item>
      </text:list>
      <text:p text:style-name="Darktable_20_heading_20_5">Crop</text:p>
      <text:p text:style-name="Darktable_20_text"><draw:frame draw:style-name="fr11" draw:name="Frame17" text:anchor-type="paragraph" svg:x="0.04mm" svg:y="14.59mm" svg:width="107.84mm" draw:z-index="75"><draw:text-box fo:min-height="87.15mm"><text:p text:style-name="Darktable_20_caption"><draw:frame draw:style-name="fr18" draw:name="graphics261" text:anchor-type="paragraph" svg:x="0.04mm" svg:y="0.02mm" svg:width="52.92mm" svg:height="79.38mm" draw:z-index="76"><draw:image xlink:href="../images/Piandulares.jpg" xlink:type="simple" xlink:show="embed" xlink:actuate="onLoad"/></draw:frame><draw:frame draw:style-name="fr30" draw:name="graphics28" text:anchor-type="paragraph" svg:x="54.93mm" svg:y="2.38mm" svg:width="52.92mm" svg:height="79.82mm" draw:z-index="77"><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29">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2" draw:name="Frame23" text:anchor-type="paragraph" svg:x="40.59mm" svg:y="8.2mm" svg:width="93.24mm" draw:z-index="78"><draw:text-box fo:min-height="59.23mm"><text:p text:style-name="P5"><draw:frame draw:style-name="fr31" draw:name="graphics27" text:anchor-type="paragraph" svg:y="0mm" svg:width="70.01mm" svg:height="56.07mm" draw:z-index="79"><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30">Figure 31</text:sequence-ref>). </text:p>
      <text:p text:style-name="Darktable_20_text"><draw:frame draw:style-name="fr13" draw:name="Frame18" text:anchor-type="paragraph" svg:y="16.88mm" svg:width="53.8mm" draw:z-index="80"><draw:text-box fo:min-height="88.3mm"><text:p text:style-name="Darktable_20_caption"><draw:frame draw:style-name="fr22" draw:name="graphics29" text:anchor-type="paragraph" svg:width="52.92mm" svg:height="79.38mm" draw:z-index="81"><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31">Figure 32</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32" draw:name="graphics30" text:anchor-type="as-char" svg:y="-3.83mm" svg:width="3.7mm" svg:height="3.7mm" draw:z-index="12"><draw:image xlink:href="../../../symbols/swap-aspect-ratio.png" xlink:type="simple" xlink:show="embed" xlink:actuate="onLoad"/></draw:frame> or press Carl-X Position the horizon on the bottom third guide line and the subject close to the right third guide to obtain a picture similar to <text:sequence-ref text:reference-format="category-and-value" text:ref-name="refFigure32">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5"><draw:frame draw:style-name="fr5" draw:name="Frame19" text:anchor-type="paragraph" svg:y="-0.71mm" svg:width="105.83mm" draw:z-index="82"><draw:text-box fo:min-height="64.82mm"><text:p text:style-name="Darktable_20_caption"><draw:frame draw:style-name="fr18" draw:name="graphics311" text:anchor-type="paragraph" svg:x="0.04mm" svg:y="0.02mm" svg:width="105.83mm" style:rel-width="100%" svg:height="64.82mm" style:rel-height="scale" draw:z-index="83"><draw:image xlink:href="../images/crop3.jpg" xlink:type="simple" xlink:show="embed" xlink:actuate="onLoad"/></draw:frame>Figure <text:sequence text:ref-name="refFigure32" text:name="Figure" text:formula="ooow:Figure+1" style:num-format="1">33</text:sequence>: horizontal crop</text:p></draw:text-box></draw:frame><text:soft-page-break/>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14" draw:name="Frame20" text:anchor-type="paragraph" svg:x="0.04mm" svg:y="1.5mm" svg:width="60.01mm" draw:z-index="84"><draw:text-box fo:min-height="88.94mm"><text:p text:style-name="Darktable_20_caption"><draw:frame draw:style-name="fr18" draw:name="graphics32" text:anchor-type="paragraph" svg:x="0.04mm" svg:y="0.02mm" svg:width="60.01mm" style:rel-width="100%" svg:height="88.94mm" style:rel-height="scale" draw:z-index="85"><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33">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34">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34">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34">Figure 35</text:sequence-ref>.</text:p>
      <text:p text:style-name="P6"><draw:frame draw:style-name="fr10" draw:name="Frame211" text:anchor-type="paragraph" svg:y="0.55mm" svg:width="152.45mm" draw:z-index="86"><draw:text-box fo:min-height="111.34mm"><text:p text:style-name="Darktable_20_caption"><draw:frame draw:style-name="fr30" draw:name="graphics33" text:anchor-type="paragraph" svg:x="1.8mm" svg:y="0mm" svg:width="71.17mm" svg:height="105.83mm" draw:z-index="87"><draw:image xlink:href="../images/keystone_before.jpg" xlink:type="simple" xlink:show="embed" xlink:actuate="onLoad"/></draw:frame><draw:frame draw:style-name="fr26" draw:name="graphics34" text:anchor-type="paragraph" svg:x="79mm" svg:y="0mm" svg:width="71.17mm" svg:height="105.83mm" draw:z-index="88"><draw:image xlink:href="Pictures/100000000000010D00000190971D9B1B.jpg" xlink:type="simple" xlink:show="embed" xlink:actuate="onLoad"/></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style:page-number="auto"/>
      <style:text-properties fo:color="#800000"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text" style:display-name="Darktable text" style:family="paragraph" style:parent-style-name="Text_20_body">
      <style:text-properties style:use-window-font-color="true" fo:font-size="11pt" style:font-size-asian="10.5pt" style:font-weight-asian="normal"/>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size="14pt" fo:font-weight="bold"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size="12pt"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7</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2T19:19:03</meta:creation-date>
    <dc:date>2011-06-03T22:49:12</dc:date>
    <dc:creator>Stefano Fornari</dc:creator>
    <meta:editing-duration>PT2H32M29S</meta:editing-duration>
    <meta:editing-cycles>21</meta:editing-cycles>
    <meta:generator>LibreOffice/3.3$Linux LibreOffice_project/330m19$Build-202</meta:generator>
    <meta:document-statistic meta:table-count="8" meta:image-count="59" meta:object-count="0" meta:page-count="22" meta:paragraph-count="266" meta:word-count="7562" meta:character-count="43691"/>
  </office:meta>
</office:document-meta>
</file>